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2.011cm" fo:margin-right="0cm" fo:text-align="center" fo:text-indent="-1.693cm"/>
      <style:text-properties fo:font-size="36pt"/>
    </style:style>
    <style:style style:name="P8" style:family="paragraph">
      <style:paragraph-properties fo:margin-left="0cm" fo:margin-right="0cm" fo:text-indent="0cm"/>
      <style:text-properties fo:font-size="26pt"/>
    </style:style>
    <style:style style:name="P9" style:family="paragraph">
      <style:paragraph-properties fo:margin-left="0cm" fo:margin-right="0cm" fo:text-align="center" fo:text-indent="0cm"/>
      <style:text-properties fo:font-size="26pt"/>
    </style:style>
    <style:style style:name="P10" style:family="paragraph">
      <style:paragraph-properties fo:margin-left="2.062cm" fo:margin-right="0cm" fo:text-align="center" fo:text-indent="-2.062cm"/>
      <style:text-properties fo:font-size="26pt"/>
    </style:style>
    <style:style style:name="P11" style:family="paragraph">
      <style:paragraph-properties fo:margin-left="0.318cm" fo:margin-right="0cm" fo:text-indent="-0.318cm"/>
      <style:text-properties fo:font-size="26pt"/>
    </style:style>
    <style:style style:name="P12" style:family="paragraph">
      <loext:graphic-properties draw:fill="none" draw:fill-color="#ffffff"/>
      <style:paragraph-properties fo:margin-left="0cm" fo:margin-right="0cm" fo:text-indent="0cm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5pt" fo:text-shadow="none" fo:font-weight="bold" style:font-size-asian="35pt" style:font-weight-asian="bold" style:font-size-complex="35pt" style:font-weight-complex="bold"/>
    </style:style>
    <style:style style:name="T6" style:family="text">
      <style:text-properties fo:color="#000000" style:font-name="Segoe UI2" fo:font-size="33pt" fo:text-shadow="none" fo:font-weight="bold" style:font-size-asian="33pt" style:font-weight-asian="bold" style:font-size-complex="33pt" style:font-weight-complex="bold"/>
    </style:style>
    <style:style style:name="T7" style:family="text">
      <style:text-properties fo:color="#000000" style:font-name="Segoe UI2" fo:font-size="26pt" fo:text-shadow="1pt 1pt" style:font-size-asian="26pt" style:font-size-complex="2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744</text:span></text:p>
            <text:p text:style-name="P1"><text:span text:style-name="T2">“</text:span><text:span text:style-name="T2">Amazing Gra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7.011cm" svg:x="1.27cm" svg:y="0.559cm">
          <draw:text-box>
            <text:p text:style-name="P4"><text:span text:style-name="T3">1. </text:span><text:span text:style-name="T4">Amazing grace-how sweet the sound-</text:span><text:span text:style-name="T4"><text:line-break/></text:span><text:span text:style-name="T4">That saved a wretch like me!</text:span><text:span text:style-name="T4"><text:line-break/></text:span><text:span text:style-name="T4">I once was lost but now am found,</text:span><text:span text:style-name="T4"><text:line-break/></text:span><text:span text:style-name="T4">Was blind but now I se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4cm" svg:height="7.011cm" svg:x="1.27cm" svg:y="0.551cm">
          <draw:text-box>
            <text:p text:style-name="P4"><text:span text:style-name="T3">2. </text:span><text:span text:style-name="T4">The Lord has promised good to me,</text:span><text:span text:style-name="T4"><text:line-break/></text:span><text:span text:style-name="T4">His Word my hope secures;</text:span><text:span text:style-name="T4"><text:line-break/></text:span><text:span text:style-name="T4">He will my shield and portion be</text:span><text:span text:style-name="T4"><text:line-break/></text:span><text:span text:style-name="T4">As long as life endur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4cm" svg:height="7.011cm" svg:x="1.247cm" svg:y="0.504cm">
          <draw:text-box>
            <text:p text:style-name="P4"><text:span text:style-name="T3">3. </text:span><text:span text:style-name="T5">Through many dangers, toils, and snares</text:span><text:span text:style-name="T4"><text:line-break/></text:span><text:span text:style-name="T4">I have already come;</text:span><text:span text:style-name="T4"><text:line-break/></text:span><text:span text:style-name="T4">His grace has brought me safe thus far,</text:span><text:span text:style-name="T4"><text:line-break/></text:span><text:span text:style-name="T4">His grace will lead me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5.4cm" svg:height="7.011cm" svg:x="1.202cm" svg:y="0.523cm">
          <draw:text-box>
            <text:p text:style-name="P4"><text:span text:style-name="T3">4. </text:span><text:span text:style-name="T4">Yes, when this flesh and heart shall fail</text:span></text:p>
            <text:p text:style-name="P7"><text:span text:style-name="T4"><text:s text:c="3"/></text:span><text:span text:style-name="T4">And mortal life shall cease,</text:span></text:p>
            <text:p text:style-name="P7"><text:span text:style-name="T4"><text:s text:c="3"/></text:span><text:span text:style-name="T4">Amazing grace shall then prevail</text:span></text:p>
            <text:p text:style-name="P7"><text:span text:style-name="T4"><text:s text:c="3"/></text:span><text:span text:style-name="T4">In heaven’s joy and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4" draw:text-style-name="P12" draw:layer="layout" svg:width="25.908cm" svg:height="13.771cm" svg:x="1.016cm" svg:y="0.508cm">
          <draw:text-box>
            <text:p text:style-name="P8"><text:span text:style-name="T3">5. </text:span><text:span text:style-name="T6">When we’ve been there ten thousand years,</text:span></text:p>
            <text:p text:style-name="P9"><text:span text:style-name="T4">Bright shining as the sun,</text:span></text:p>
            <text:p text:style-name="P10"><text:span text:style-name="T4">We’ve no less days to sing God’s praise</text:span></text:p>
            <text:p text:style-name="P9"><text:span text:style-name="T4">Than when we’d first begun.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<text:s text:c="2"/></text:span><text:span text:style-name="T8">© 1991 Editorial Concordia. </text:span></text:p>
            <text:p text:style-name="P11"><text:span text:style-name="T8"><text:s text:c="2"/></text:span><text:span text:style-name="T8">Used by permission: </text:span></text:p>
            <text:p text:style-name="P11"><text:span text:style-name="T8"><text:s text:c="2"/></text:span><text:span text:style-name="T8">LSB Hymn License 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10:19:18.117000000</meta:creation-date>
    <dc:title>Hymn template</dc:title>
    <meta:editing-duration>PT23M22S</meta:editing-duration>
    <meta:editing-cycles>13</meta:editing-cycles>
    <meta:generator>LibreOffice/6.1.5.2$Windows_X86_64 LibreOffice_project/90f8dcf33c87b3705e78202e3df5142b201bd805</meta:generator>
    <meta:initial-creator>Arthur Hoch</meta:initial-creator>
    <dc:date>2019-04-29T16:08:52.010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3-14T10:19:17.817000000"/>
  </office:meta>
</office:document-meta>
</file>